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Heading_20_3" style:master-page-name="">
      <style:paragraph-properties style:page-number="auto" fo:break-before="page"/>
    </style:style>
    <style:style style:name="P41" style:family="paragraph" style:parent-style-name="Standard" style:list-style-name="L25"/>
    <style:style style:name="P42" style:family="paragraph" style:parent-style-name="Standard" style:list-style-name="L33"/>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Heading_20_2" style:master-page-name="">
      <style:paragraph-properties style:page-number="auto" fo:break-before="page"/>
    </style:style>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novelibre-tools-0.4.0.oxt&#13;Update file created : novelibre-tools.update.xml&#13;&#13;26.01.2025 20:08:1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novelibre-tools-A-0.1.3.oxt&#13;Update file created : novelibre-tools-A.update.xml&#13;&#13;07.07.2024 18:46:4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novelibre-tools-L-0.1.3.oxt&#13;Update file created : novelibre-tools-L.update.xml&#13;&#13;07.07.2024 18:40:4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novelibre-tool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7449854707555564800"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6"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9175435961701604652" text:style-name="L2">
        <text:list-item>
          <text:p text:style-name="P49">Version 2.1.2 :</text:p>
        </text:list-item>
      </text:list>
      <text:list xml:id="list5125090239966209033" text:style-name="L3">
        <text:list-item>
          <text:list>
            <text:list-item>
              <text:p text:style-name="P50">Localized help : resolved non-functional hyperlink due to API incompatibility introduced by Apache OpenOffice 4.1 (and LibreOffice 4.0).</text:p>
            </text:list-item>
          </text:list>
        </text:list-item>
      </text:list>
      <text:list xml:id="list40333000" text:continue-list="list9175435961701604652" text:style-name="L2">
        <text:list-item>
          <text:p text:style-name="P49">Version 2.1.1 :</text:p>
        </text:list-item>
      </text:list>
      <text:list xml:id="list2709355528040145217"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40364555" text:continue-list="list40333000" text:style-name="L2">
        <text:list-item>
          <text:p text:style-name="P49">Version 2.1.0 :</text:p>
        </text:list-item>
      </text:list>
      <text:list xml:id="list4294888132346884265"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40337161" text:continue-list="list40364555" text:style-name="L2">
        <text:list-item>
          <text:p text:style-name="P49">Version 2.0.0 :</text:p>
        </text:list-item>
      </text:list>
      <text:list xml:id="list8097711089224729890"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40353282" text:continue-list="list40337161" text:style-name="L2">
        <text:list-item>
          <text:p text:style-name="P49">Version 1.5.3 :</text:p>
        </text:list-item>
      </text:list>
      <text:list xml:id="list1379204840927801849"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8485249587127009626"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novelibre-tool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6"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6" svg:width="0.802cm" svg:height="0.451cm" svg:x="2.3cm" svg:y="0.199cm" draw:control="control1"/><draw:control text:anchor-type="paragraph" draw:z-index="4"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6" svg:width="0.802cm" svg:height="0.451cm" svg:x="2.304cm" svg:y="0.199cm" draw:control="control3"/><draw:control text:anchor-type="paragraph" draw:z-index="6" draw:style-name="gr1" draw:text-style-name="P86" svg:width="9cm" svg:height="0.451cm" svg:x="3.6cm" svg:y="0.196cm" draw:control="control4"/>To version</text:p>
      <text:p text:style-name="Frame_20_contents"/>
      <text:p text:style-name="Frame_20_contents"/>
      <text:p text:style-name="Frame_20_contents"><draw:control text:anchor-type="paragraph" draw:z-index="7" draw:style-name="gr1" draw:text-style-name="P87" svg:width="8.362cm" svg:height="0.689cm" svg:x="3.621cm" svg:y="0.252cm" draw:control="control5"/></text:p>
      <text:p text:style-name="Frame_20_contents"/>
      <text:p text:style-name="P34">Compilation results</text:p>
      <text:p text:style-name="P34"><draw:control text:anchor-type="paragraph" draw:z-index="8"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6" svg:width="0.802cm" svg:height="0.451cm" svg:x="2.33cm" svg:y="0.199cm" draw:control="control6"/><draw:control text:anchor-type="paragraph" draw:z-index="11"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6" svg:width="0.802cm" svg:height="0.451cm" svg:x="2.33cm" svg:y="0.199cm" draw:control="control8"/><draw:control text:anchor-type="paragraph" draw:z-index="13"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6" svg:width="0.802cm" svg:height="0.451cm" svg:x="2.33cm" svg:y="0.199cm" draw:control="control11"/><draw:control text:anchor-type="paragraph" draw:z-index="18"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8" svg:width="14.001cm" svg:height="4.001cm" svg:x="0.4cm" svg:y="0.459cm" draw:control="control16"/></text:p>
      <text:p text:style-name="Frame_20_contents"/>
     </draw:text-box>
    </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204729011827416114"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8901429891791099607"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oft-page-break/><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text:soft-page-break/>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384599224374337216"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ext:soft-page-break/>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text:soft-page-break/>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108719916160219231"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text:soft-page-break/>(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text:soft-page-break/>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oft-page-break/><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text:soft-page-break/>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oft-page-break/><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8387121753266467393"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4842832073496311312"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358985979137570689"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6"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7493606905571717222"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8459177962615273569" text:style-name="L17">
        <text:list-item>
          <text:p text:style-name="P64">Arg1 : <text:span text:style-name="InstructionMacro">String</text:span> : mandatory, type of control used for the button</text:p>
        </text:list-item>
      </text:list>
      <text:list xml:id="list1284699192275379656"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7758603383944197313"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5689799059179755114"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text:soft-page-break/>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8058119957548992790"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ext:soft-page-break/>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4705532178062084561"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text:soft-page-break/>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ext:soft-page-break/>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29229262072065797"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7533624486916433028"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text:soft-page-break/>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623975980088420953" text:style-name="L25">
        <text:list-item text:start-value="1">
          <text:p text:style-name="P41">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1">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803714370829984220"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8643953204703960191"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text:soft-page-break/>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text:soft-page-break/>case they are all mandatory.</text:p>
      <text:p text:style-name="Heading_20_4">Run a Basic macro</text:p>
      <text:list xml:id="list579759662690613751"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2381054064152485827"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5843313548647931583"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936659443850318784"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oft-page-break/><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140041837822784138"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722356289155047610" text:style-name="L33">
        <text:list-item text:start-value="1">
          <text:p text:style-name="P42">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2">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2">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2">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text:soft-page-break/>For Basic, Dialog, BeanShell, JavaScript you should:</text:p>
      <text:list xml:id="list3457954858926124243"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novelibre-tool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Tools for novelibre</text:p>
      <text:p text:style-name="tooltipText"/>
      <text:p text:style-name="tooltipLang"><text:bookmark-start text:name="__RefHeading__44467_325084090"/>Tooltip de<text:bookmark-end text:name="__RefHeading__44467_325084090"/></text:p>
      <text:p text:style-name="descrText">Tools for novelibr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text:soft-page-break/>Tools for the post-processing of documents exported from novelibre.</text:p>
      <text:p text:style-name="descrLang"><text:bookmark-start text:name="__RefHeading__78156_325084090"/>Description de<text:bookmark-end text:name="__RefHeading__78156_325084090"/></text:p>
      <text:p text:style-name="descrText">Werkzeuge zur Nachbearbeitung von Dokumenten, die aus novelibre exportiert wurd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904373707263798110"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4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4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40959429680467922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880734497264840804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748304192140880610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0341695" text:continue-numbering="true" text:style-name="hlp_5f_list_5f_dot">
        <text:list-item>
          <text:p text:style-name="hlp_5f_list_5f_dot"><text:soft-page-break/>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25474116982185650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6400135539334617141"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82429021937518373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39</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text:soft-page-break/>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4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4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text:soft-page-break/>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40</dc:date>
     <text:p>internal</text:p>
     <text:p>Page2</text:p>
     <text:p/>
    </office:annotation>Paragraph styles</text:p>
      <text:p text:style-name="P28"><office:annotation>
     <dc:creator>BM</dc:creator>
     <dc:date>2008-03-13T00:00:00.40</dc:date>
     <text:p>internal</text:p>
     <text:p>Page7</text:p>
     <text:p/>
    </office:annotation>Hyperlinks</text:p>
      <text:p text:style-name="hlp_5f_paragraph"><text:span text:style-name="T14"><office:annotation>
      <dc:creator>BM</dc:creator>
      <dc:date>2008-03-13T00:00:00.40</dc:date>
      <text:p>internal</text:p>
      <text:p>Page3</text:p>
      <text:p/>
     </office:annotation></text:span><text:span text:style-name="T14">Text formatting</text:span></text:p>
      <text:p text:style-name="P28"><office:annotation>
     <dc:creator>BM</dc:creator>
     <dc:date>2008-03-26T00:00:00.4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text:soft-page-break/>Here is an example of a link <office:annotation>
     <dc:creator>BM</dc:creator>
     <dc:date>2008-03-13T00:00:00.4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40</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41</dc:date>
     <text:p>external</text:p>
     <text:p>text/swriter/main0210.xhp</text:p>
     <text:p/>
    </office:annotation><text:span text:style-name="T14">Preview topic</text:span> </text:p>
      <text:p text:style-name="hlp_5f_paragraph">This hyperlink displays <text:s/><office:annotation>
     <dc:creator>BM</dc:creator>
     <dc:date>2008-03-15T00:00:00.41</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0340913" text:continue-list="list2409594296804679223" text:style-name="hlp_5f_tag">
        <text:list-item text:start-value="1">
          <text:p text:style-name="hlp_5f_tag">index = Help editing;Images</text:p>
        </text:list-item>
      </text:list>
      <text:p text:style-name="hlp_5f_head1"><text:soft-page-break/>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40340738" text:continue-list="list4034169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41</dc:date>
     <text:p text:style-name="P85"><text:span text:style-name="T23">image</text:span></text:p>
     <text:p text:style-name="P85"><text:span text:style-name="T23">Images/Help/dontfeedtrolls.gif</text:span></text:p>
     <text:p text:style-name="P85"><text:span text:style-name="T23">icon</text:span></text:p>
     <text:p text:style-name="P85"><text:span text:style-name="T23"/></text:p>
    </office:annotation> within a text.</text:p>
      <text:p text:style-name="hlp_5f_paragraph"><text:line-break/><text:line-break/>Now a bigger image in a blank line.</text:p>
      <text:p text:style-name="hlp_5f_paragraph"><office:annotation>
     <dc:creator>Bernard Marcelly</dc:creator>
     <dc:date>2009-01-24T10:50:50.41</dc:date>
     <text:p text:style-name="P85"><text:span text:style-name="T23">image</text:span></text:p>
     <text:p text:style-name="P85"><text:span text:style-name="T23">Images/Help/sailingShip.wmf</text:span></text:p>
     <text:p text:style-name="P85"><text:span text:style-name="T23">Old sailing ship</text:span></text:p>
     <text:p text:style-name="P85"><text:span text:style-name="T23"/></text:p>
    </office:annotation></text:p>
      <text:p text:style-name="hlp_5f_paragraph"/>
      <text:p text:style-name="hlp_5f_paragraph"><text:line-break/><text:line-break/>Finally an image<office:annotation>
     <dc:creator>Bernard Marcelly</dc:creator>
     <dc:date>2009-01-24T20:53:22.41</dc:date>
     <text:p text:style-name="P85"><text:span text:style-name="T23">imageOOo</text:span></text:p>
     <text:p text:style-name="P85"><text:span text:style-name="T23">sd/res/get1obj.png</text:span></text:p>
    </office:annotation> from OpenOffice resources</text:p>
      <text:p text:style-name="hlp_5f_page">Page10 : Creating the Help tree</text:p>
      <text:list xml:id="list40332770" text:continue-list="list40340913" text:style-name="hlp_5f_tag">
        <text:list-item text:start-value="1">
          <text:p text:style-name="hlp_5f_tag">index = Help editing;Help Tree</text:p>
        </text:list-item>
      </text:list>
      <text:p text:style-name="hlp_5f_head1"><text:soft-page-break/>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text:soft-page-break/>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novelibre-tool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novelibre-tool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1</text:page-number>/<text:page-count>51</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1" meta:paragraph-count="1222" meta:word-count="13184" meta:character-count="8169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novelibre-tools", "0.4.0") 

  setExtensionDescription("en, de")
  setDisplayName("en", "novelibre-tools - Tools for novelibre.")
  setDisplayName("de", "novelibre-tools - Tools for novelibre.")
  setTooltip("en, de", "en") ' deprecated ! starting from 3.1,use instead setExtensionDescription
  
  setPublisherName("en", "Peter Triesberger", "https://github.com/peter88213")
  setLicense("en")

  beginUpdateInformation("direct", "direct") 
	setUpdateSource("https://raw.githubusercontent.com/peter88213/novelibre-tools/main/", "https://raw.githubusercontent.com/peter88213/novelibre-tools/main/dist/")
  endUpdateInformation

endDescription  

beginAnnexes 
  useLibrary("Basic", "novelibre-tools/")
endAnnexes

beginAddonUI

  beginOfficeMenuBarMerging  
    beginMergeInstruction("Writer")
      	setMergePoint(".uno:FormatMenu\.uno:PageDialog", "AddAfter", "AddLast") 
      	beginMergeItems
        	addSeparator
			beginCommand
	            beginTitles
			 	    setTitle("Replace section dividers with blank lines", "en")
			        setTitle("Abschnittstrenner durch Leerzeilen ersetzen", "de")
	            endTitles
	    			setURL("Basic", "novelibre-tools", "Common", "to_blank_lines")
			endCommand
        	addSeparator
      	endMergeItems      
    endMergeInstruction

    beginMergeInstruction("Writer")
      	setMergePoint(".uno:InsertMenu\.uno:InsertSection", "AddBefore", "AddLast") 
      	beginMergeItems
        	addSeparator
			beginCommand
	            beginTitles
			 	    setTitle("* * * Section divider", "en")
			        setTitle("* * * Abschnittstrenner", "de")
	            endTitles
	    			setURL("Basic", "novelibre-tools", "Common", "insert_section_divider")
			endCommand
        	addSeparator
      	endMergeItems      
    endMergeInstruction
  endOfficeMenuBarMerging

  beginAddonMenu
    beginMenu
      beginTitles
	    setTitle("novelibre-tools")
      endTitles
      beginMenuItems
		beginCommand
            beginTitles
		 	    setTitle("Replace section dividers with blank lines", "en")
		        setTitle("Abschnittstrenner durch Leerzeilen ersetzen", "de")
            endTitles
    			setURL("Basic", "novelibre-tools", "Common", "to_blank_lines")
		endCommand	
		beginCommand
            beginTitles
		 	    setTitle("* * * Insert section divider", "en")
		        setTitle("* * * Abschnittstrenner einfügen", "de")
            endTitles
    			setURL("Basic", "novelibre-tools", "Common", "insert_section_divider")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